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IndexOutput.writeBytes( byte [ ] b , int offset , int leng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ufferedIndexOutput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edIndexOutpu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IndexOutput.writeByte( byte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fferedIndexOutput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fferedIndexOutput.flushBuffer( byte [ ] b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IndexOut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